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68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510MH_data" table:style-name="ta1">
        <table:shapes>
          <draw:frame draw:z-index="0" draw:style-name="gr1" draw:text-style-name="P1" svg:width="159.99mm" svg:height="89.99mm" svg:x="268.59mm" svg:y="1mm">
            <loext:p draw:notify-on-update-of-ranges="0510MH_data.D1:0510MH_data.D1 0510MH_data.D2:0510MH_data.D8 0510MH_data.E1:0510MH_data.E1 0510MH_data.E2:0510MH_data.E8 0510MH_data.D1:0510MH_data.D1 0510MH_data.D2:0510MH_data.D8 0510MH_data.F1:0510MH_data.F1 0510MH_data.F2:0510MH_data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esented</text:p>
          </table:table-cell>
          <table:table-cell office:value-type="string" calcext:value-type="string">
            <text:p>Answere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C2:.C4]" office:value-type="float" office:value="3" calcext:value-type="float">
            <text:p>3.00</text:p>
          </table:table-cell>
          <table:table-cell table:formula="of:=AVERAGE([.C2:.C6]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7:.C9])" office:value-type="float" office:value="4.66666666666667" calcext:value-type="float">
            <text:p>4.67</text:p>
          </table:table-cell>
          <table:table-cell table:formula="of:=AVERAGE([.C7:.C11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C12:.C14])" office:value-type="float" office:value="5.33333333333333" calcext:value-type="float">
            <text:p>5.33</text:p>
          </table:table-cell>
          <table:table-cell table:formula="of:=AVERAGE([.C12:.C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C17:.C19])" office:value-type="float" office:value="6.33333333333333" calcext:value-type="float">
            <text:p>6.33</text:p>
          </table:table-cell>
          <table:table-cell table:formula="of:=AVERAGE([.C17:.C21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22:.C24])" office:value-type="float" office:value="7" calcext:value-type="float">
            <text:p>7.00</text:p>
          </table:table-cell>
          <table:table-cell table:formula="of:=AVERAGE([.C22:.C26]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C27:.C29])" office:value-type="float" office:value="7.66666666666667" calcext:value-type="float">
            <text:p>7.67</text:p>
          </table:table-cell>
          <table:table-cell table:formula="of:=AVERAGE([.C27:.C31]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AVERAGE([.C32:.C34])" office:value-type="float" office:value="8.66666666666667" calcext:value-type="float">
            <text:p>8.67</text:p>
          </table:table-cell>
          <table:table-cell table:formula="of:=AVERAGE([.C32:.C36]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0510MH_data.A1:0510MH_data.AMJ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6:04:31.876760759</dc:date>
    <meta:editing-duration>PT6M5S</meta:editing-duration>
    <meta:editing-cycles>3</meta:editing-cycles>
    <meta:generator>LibreOffice/5.1.6.2$Linux_X86_64 LibreOffice_project/10m0$Build-2</meta:generator>
    <meta:document-statistic meta:table-count="2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952cm" style:legend-expansion="high" chart:style-name="ch2"/>
        <chart:plot-area chart:style-name="ch3" table:cell-range-address="0510MH_data.D1:0510MH_data.F8" chart:data-source-has-labels="row" svg:x="0.32cm" svg:y="0.18cm" svg:width="12.984cm" svg:height="8.64cm">
          <chartooo:coordinate-region svg:x="0.756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0510MH_data.E2:0510MH_data.E8" chart:label-cell-address="0510MH_data.E1:0510MH_data.E1" chart:class="chart:scatter">
            <chart:domain table:cell-range-address="0510MH_data.D2:0510MH_data.D8"/>
            <chart:data-point chart:repeated="7"/>
          </chart:series>
          <chart:series chart:style-name="ch7" chart:values-cell-range-address="0510MH_data.F2:0510MH_data.F8" chart:label-cell-address="0510MH_data.F1:0510MH_data.F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n3</text:p>
                <draw:g>
                  <svg:desc>0510MH_data.E1:0510MH_data.E1</svg:desc>
                </draw:g>
              </table:table-cell>
              <table:table-cell office:value-type="string">
                <text:p>Mean5</text:p>
                <draw:g>
                  <svg:desc>0510MH_data.F1:0510MH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0510MH_data.D2:0510MH_data.D8</svg:desc>
                </draw:g>
              </table:table-cell>
              <table:table-cell office:value-type="float" office:value="3">
                <text:p>3</text:p>
                <draw:g>
                  <svg:desc>0510MH_data.E2:0510MH_data.E8</svg:desc>
                </draw:g>
              </table:table-cell>
              <table:table-cell office:value-type="float" office:value="4.6">
                <text:p>4.6</text:p>
                <draw:g>
                  <svg:desc>0510MH_data.F2:0510MH_data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